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/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/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/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08:46:13.551071032</dc:date>
    <meta:print-date>2003-03-03T23:27:53</meta:print-date>
    <meta:editing-cycles>2</meta:editing-cycles>
    <meta:editing-duration>PT5M48S</meta:editing-duration>
    <meta:document-statistic meta:table-count="3" meta:cell-count="14" meta:object-count="1"/>
    <meta:generator>LibreOffice/6.0.2.1$Linux_X86_64 LibreOffice_project/00m0$Build-1</meta:generator>
  </office:meta>
</office:document-meta>
</file>